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Detaillee" style:family="table">
      <style:table-properties style:width="16.999cm" table:align="margins" fo:background-color="transparent" fo:keep-with-next="auto">
        <style:background-image/>
      </style:table-properties>
    </style:style>
    <style:style style:name="listeDetaillee.A" style:family="table-column">
      <style:table-column-properties style:column-width="10.134cm" style:rel-column-width="39068*"/>
    </style:style>
    <style:style style:name="listeDetaillee.B" style:family="table-column">
      <style:table-column-properties style:column-width="1.637cm" style:rel-column-width="6310*"/>
    </style:style>
    <style:style style:name="listeDetaillee.C" style:family="table-column">
      <style:table-column-properties style:column-width="1.64cm" style:rel-column-width="6324*"/>
    </style:style>
    <style:style style:name="listeDetaillee.D" style:family="table-column">
      <style:table-column-properties style:column-width="1.635cm" style:rel-column-width="6303*"/>
    </style:style>
    <style:style style:name="listeDetaillee.E" style:family="table-column">
      <style:table-column-properties style:column-width="1.953cm" style:rel-column-width="7530*"/>
    </style:style>
    <style:style style:name="listeDetaillee.1" style:family="table-row">
      <style:table-row-properties style:row-height="0.499cm" fo:background-color="transparent" style:keep-together="false" fo:keep-together="always">
        <style:background-image/>
      </style:table-row-properties>
    </style:style>
    <style:style style:name="listeDetaillee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eDetaillee.E1" style:family="table-cell">
      <style:table-cell-properties fo:background-color="#c0c0c0" fo:padding="0.097cm" fo:border="0.002cm solid #000000">
        <style:background-image/>
      </style:table-cell-properties>
    </style:style>
    <style:style style:name="listeDetaillee.2" style:family="table-row">
      <style:table-row-properties style:keep-together="false" fo:keep-together="always"/>
    </style:style>
    <style:style style:name="listeDetaillee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eDetaillee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contenu_20_tableau_20_1e_20_ligne">
      <style:text-properties style:text-underline-style="none"/>
    </style:style>
    <style:style style:name="P2" style:family="paragraph" style:parent-style-name="contenu_20_tableau_20_1e_20_ligne">
      <style:paragraph-properties fo:text-align="start" style:justify-single-word="false"/>
      <style:text-properties style:text-underline-style="non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  <style:text-properties fo:color="#ff0000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fo:color="#000000" style:font-name="Arial" fo:font-size="10pt" style:text-underline-style="none" fo:background-color="#ffffff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listeDetaillee" table:style-name="listeDetaillee">
        <table:table-column table:style-name="listeDetaillee.A"/>
        <table:table-column table:style-name="listeDetaillee.B"/>
        <table:table-column table:style-name="listeDetaillee.C"/>
        <table:table-column table:style-name="listeDetaillee.D"/>
        <table:table-column table:style-name="listeDetaillee.E"/>
        <table:table-header-rows>
          <table:table-row table:style-name="listeDetaillee.1">
            <table:table-cell table:style-name="listeDetaillee.A1" office:value-type="string">
              <text:p text:style-name="P2">%=entete_affilie=%</text:p>
            </table:table-cell>
            <table:table-cell table:style-name="listeDetaillee.A1" office:value-type="string">
              <text:p text:style-name="P1">%=entete_noRecap=%</text:p>
            </table:table-cell>
            <table:table-cell table:style-name="listeDetaillee.A1" table:number-columns-spanned="2" office:value-type="string">
              <text:p text:style-name="P1">%=entete_periode=%</text:p>
            </table:table-cell>
            <table:covered-table-cell/>
            <table:table-cell table:style-name="listeDetaillee.E1" office:value-type="string">
              <text:p text:style-name="P1">%=entete_total=%</text:p>
            </table:table-cell>
          </table:table-row>
        </table:table-header-rows>
        <table:table-row table:style-name="listeDetaillee.2">
          <table:table-cell table:style-name="listeDetaillee.A2" office:value-type="string">
            <text:p text:style-name="P3">%{colonne}%%=col_affilie=%</text:p>
          </table:table-cell>
          <table:table-cell table:style-name="listeDetaillee.A2" office:value-type="string">
            <text:p text:style-name="P4">%=col_noRecap=%</text:p>
          </table:table-cell>
          <table:table-cell table:style-name="listeDetaillee.A2" office:value-type="string">
            <text:p text:style-name="P5">%=col_periodeDe=%</text:p>
          </table:table-cell>
          <table:table-cell table:style-name="listeDetaillee.A2" office:value-type="string">
            <text:p text:style-name="P5">%=col_periodeA=%</text:p>
          </table:table-cell>
          <table:table-cell table:style-name="listeDetaillee.E2" office:value-type="string">
            <text:p text:style-name="P4">%=col_total=%</text:p>
          </table:table-cell>
        </table:table-row>
        <table:table-row table:style-name="listeDetaillee.2">
          <table:table-cell table:style-name="listeDetaillee.A2" office:value-type="string">
            <text:p text:style-name="P3">%{colonneNeg}%%=col_affilie=%</text:p>
          </table:table-cell>
          <table:table-cell table:style-name="listeDetaillee.A2" office:value-type="string">
            <text:p text:style-name="P4">%=col_noRecap=%</text:p>
          </table:table-cell>
          <table:table-cell table:style-name="listeDetaillee.A2" office:value-type="string">
            <text:p text:style-name="P5">%=col_periodeDe=%</text:p>
          </table:table-cell>
          <table:table-cell table:style-name="listeDetaillee.A2" office:value-type="string">
            <text:p text:style-name="P5">%=col_periodeA=%</text:p>
          </table:table-cell>
          <table:table-cell table:style-name="listeDetaillee.E2" office:value-type="string">
            <text:p text:style-name="P6">%=col_total=%</text:p>
          </table:table-cell>
        </table:table-row>
        <table:table-row table:style-name="listeDetaillee.2">
          <table:table-cell table:style-name="listeDetaillee.A2" office:value-type="string">
            <text:p text:style-name="P7">%{colonneTotal}%%=col_total_label=%</text:p>
          </table:table-cell>
          <table:table-cell table:style-name="listeDetaillee.A2" office:value-type="string">
            <text:p text:style-name="P4"/>
          </table:table-cell>
          <table:table-cell table:style-name="listeDetaillee.A2" office:value-type="string">
            <text:p text:style-name="P5"/>
          </table:table-cell>
          <table:table-cell table:style-name="listeDetaillee.A2" office:value-type="string">
            <text:p text:style-name="P5"/>
          </table:table-cell>
          <table:table-cell table:style-name="listeDetaillee.E2" office:value-type="string">
            <text:p text:style-name="P8">%=col_total_montant=%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ize="8pt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text-underline-style="solid" style:text-underline-width="auto" style:text-underline-color="font-color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30T14:05:05</meta:creation-date>
    <dc:date>2010-02-11T09:08:53</dc:date>
    <meta:editing-cycles>65</meta:editing-cycles>
    <meta:editing-duration>PT3H4M2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6" meta:word-count="37" meta:character-count="303"/>
  </office:meta>
</office:document-meta>
</file>